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Body">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2" style:family="paragraph" style:parent-style-name="TextBody" style:list-style-name="L1">
      <style:paragraph-properties fo:margin-left="0.2555in" fo:margin-right="0in" fo:text-indent="-0.25in" style:auto-text-indent="false">
        <style:tab-stops/>
      </style:paragraph-properties>
      <style:text-properties fo:font-size="10pt" style:font-size-asian="10pt" style:font-size-complex="10pt"/>
    </style:style>
    <style:style style:name="P3" style:family="paragraph" style:parent-style-name="TextBody" style:list-style-name="L1">
      <style:paragraph-properties fo:margin-left="0.2555in" fo:margin-right="0in" fo:text-indent="-0.25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style="normal" fo:font-weight="bold" style:font-size-asian="10pt" style:font-style-asian="normal" style:font-weight-asian="bold" style:font-size-complex="10pt" style:font-style-complex="normal" style:font-weight-complex="bold"/>
    </style:style>
    <style:style style:name="T8" style:family="text">
      <style:text-properties fo:font-size="9pt" fo:font-weight="normal" style:font-size-asian="9pt" style:font-weight-asian="normal" style:font-size-complex="9pt" style:font-weight-complex="normal"/>
    </style:style>
    <style:style style:name="T9" style:family="text">
      <style:text-properties fo:font-size="8pt" fo:font-weight="normal" style:font-size-asian="8pt" style:font-weight-asian="normal" style:font-size-complex="8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 Frequently Asked Questions</text:p>
      <text:list xml:id="list42176894" text:style-name="L1">
        <text:list-item>
          <text:p text:style-name="P2"><text:span text:style-name="T1">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2"><text:span text:style-name="T1">Q. <text:s/></text:span>How do I enter a pin name or other text if I want a bar over the text to signify the NOT function?<text:line-break/><text:line-break/><text:span text:style-name="T1">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2">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2"><text:span text:style-name="T1">Q. <text:s/></text:span>When I create a new symbol and I want to save it to my Lib it does not allow me to change the name when I'm clicking on add name. <text:s/>How do I give it the name that I want?<text:line-break/><text:line-break/><text:span text:style-name="T1">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line-break/><text:line-break/>If you edit a symbol and change its 'Name' parameter it does not create a copy when you '[Store]' it, just the symbol name changes. <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3"><text:soft-page-break/><text:span text:style-name="T4">Q. <text:s/></text:span><text:span text:style-name="T3">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4">A. <text:s/></text:span><text:span text:style-name="T5">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item>
          <text:p text:style-name="P3"><text:span text:style-name="T4">Q. <text:s/></text:span><text:span text:style-name="T5">I have a complex hierarchical schematic design with many levels of hierarchy and the net list is not correct. <text:s/>What do I need to do to get a correct hierarchical netlist?<text:line-break/><text:line-break/></text:span><text:span text:style-name="T4">A.</text:span><text:span text:style-name="T5"> <text:s/>As of TinyCAD version 2.80.03, hierarchical netlisting is working accurately, but there are several “gotchas” that you need to watch out for:<text:line-break/><text:line-break/></text:span><text:soft-page-break/><text:span text:style-name="T5">a. <text:s/>You must assign reference designators to each sub-design separately as TinyCAD does not automatically number across hierarchical levels presently. <text:s/>You do not need to assign flattened unique designators to each sub-design – it is ok to start numbering each sub-design with “1” if that's what you want.<text:line-break/><text:line-break/>b. <text:s/>You must make sure that each hierarchical symbol instance is assigned a designator. <text:s/>TinyCAD will concatenate the hierarchical symbol instance's designator separated by underscores for each hierarchical level so that flattened instances can be easily identified. <text:s/>If a hierarchical symbol is undesignated, you will get malformed and aliased net names in your netlist. <text:s/>In addition to this, TinyCAD does not presently check for missing hierarchical symbol designators in the ERC check – that only works for normal symbols.<text:line-break/><text:line-break/>c. <text:s/>You must absolutely make sure that no symbol including hierarchical symbols has duplicate pin numbers. <text:s/>While a hierarchical symbol doesn't assign any specific meaning to hierarchical symbol pin numbers, they are none the less important in creating the flattened netlist. <text:s/>Duplicate pin numbers are not presently flagged by the ERC check and will cause net names to become malformed and incorrect. <text:s/>Unfortunately, TinyCAD greys out the pin number box when editing the pins in a hierarchical symbol, preventing you from correcting a duplicate pin number. <text:s/>TinyCAD starts numbering hierarchical pins with the number 1 each time that the editor is started, so if you have added hierarchical pins over the course of several edits, you will almost certainly have duplicate pin numbers. <text:s/>The only way to fix this is to either add all of the hierarchical symbol's pins in a single edit, or manually edit the .dsn file with a text editor such as Notepad++ (from </text:span><text:a xlink:type="simple" xlink:href="http://www.sourceforge.net/"><text:span text:style-name="T5">www.sourceforge.net</text:span></text:a><text:span text:style-name="T5">) or with the standard Windows Notepad editor. <text:s/>The .dsn files are in XML format which is easily edited with an ASCII editor. <text:s/>Hint: <text:s/>if you use a programmer's editor such as Notepad++ or Visual Studio, tell the editor that the .dsn extension is an XML file and the structure of the file will be color coded to make it easier to edit.</text:span></text:p>
        </text:list-item>
        <text:list-item>
          <text:p text:style-name="P3"><text:span text:style-name="T4">Q. <text:s/></text:span><text:span text:style-name="T5">I want to develop my application on the base of TinyCAD source code and I want to use the schematic editor part.<text:line-break/>If <text:s/>it is applicable, please guide me for importing TinyCAD into VC or C++ in Windows?<text:line-break/><text:line-break/></text:span><text:span text:style-name="T4">A.</text:span><text:span text:style-name="T5"> <text:s/>There are complete written instructions on TinyCAD’s Sourceforge web site. <text:s/>Using TortoiseSVN or any other SVN (Subversion) client, you checkout the “trunk” from the SVN repository on the Sourceforge web site where you downloaded TinyCAD from. <text:s/>The trunk of the TinyCAD SVN repository is at url </text:span><text:a xlink:type="simple" xlink:href="https://tinycad.svn.sourceforge.net/svnroot/tinycad/TinyCAD/trunk"><text:span text:style-name="T5">https://tinycad.svn.sourceforge.net/svnroot/tinycad/TinyCAD/trunk</text:span></text:a><text:span text:style-name="T5">. <text:s/>There is no point in checking out the entire repository (above the trunk) as it is quite large and also unnecessary. <text:s/>You should familiarize yourself with everything in the trunk or you will be asking a lot of questions.<text:line-break/><text:line-break/>Next you read two Microsoft Word documents from the repository:<text:line-break/> <text:s/></text:span><text:span text:style-name="T9">1. <text:s/></text:span><text:a xlink:type="simple" xlink:href="https://tinycad.svn.sourceforge.net/svnroot/tinycad/TinyCAD/trunk/How_To_Build/Tools Required to Maintain and Build TinyCAD.doc"><text:span text:style-name="T9">https://tinycad.svn.sourceforge.net/svnroot/tinycad/TinyCAD/trunk/How_To_Build/Tools Required to Maintain and Build TinyCAD.doc</text:span></text:a><text:span text:style-name="T9"><text:line-break/> <text:s/>2. <text:s/></text:span><text:a xlink:type="simple" xlink:href="https://tinycad.svn.sourceforge.net/svnroot/tinycad/TinyCAD/trunk/How_To_Build/How to Build TinyCAD.doc"><text:span text:style-name="T9">https://tinycad.svn.sourceforge.net/svnroot/tinycad/TinyCAD/trunk/How_To_Build/How to Build TinyCAD.doc</text:span></text:a><text:span text:style-name="T9"><text:line-break/></text:span><text:span text:style-name="T5"><text:line-break/>You will find several Microsoft Visual Studio project files:<text:line-break/> <text:s/>1. <text:s/></text:span><text:a xlink:type="simple" xlink:href="https://tinycad.svn.sourceforge.net/svnroot/tinycad/TinyCAD/trunk/src/TinyCadVS2003.sln"><text:span text:style-name="T5">https://tinycad.svn.sourceforge.net/svnroot/tinycad/TinyCAD/trunk/src/TinyCadVS2003.sln</text:span></text:a><text:span text:style-name="T5"><text:line-break/> <text:s/>2. <text:s/></text:span><text:a xlink:type="simple" xlink:href="https://tinycad.svn.sourceforge.net/svnroot/tinycad/TinyCAD/trunk/src/TinyCadVS2005.sln"><text:span text:style-name="T5">https://tinycad.svn.sourceforge.net/svnroot/tinycad/TinyCAD/trunk/src/TinyCadVS2005.sln</text:span></text:a><text:span text:style-name="T5"><text:line-break/> <text:s/>3. <text:s/></text:span><text:a xlink:type="simple" xlink:href="https://tinycad.svn.sourceforge.net/svnroot/tinycad/TinyCAD/trunk/src/TinyCadVS2008.sln"><text:span text:style-name="T5">https://tinycad.svn.sourceforge.net/svnroot/tinycad/TinyCAD/trunk/src/TinyCadVS2008.sln</text:span></text:a><text:span text:style-name="T5"><text:line-break/><text:line-break/>Open the one that is appropriate to the version of Microsoft Visual Studio that you are using. <text:s/>If you are purchasing Microsoft Visual Studio, be sure to read the required tools document above first. <text:s/>I do not recommend Visual Studio 2003 any longer, but you will have no problems with 2005, 2008, or 2010. <text:s/>If you are using 2010, start from the VS2008 solution file and it will automatically upgrade to 2010. <text:s/>In case you missed it in the required tools document, </text:span><text:span text:style-name="T7">YOU CANNOT USE THE EXPRESS VERSIONS OF STUDIO TO COMPILE TINYCA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TextBody" style:family="paragraph" style:parent-style-name="IPG_5f_para">
      <style:paragraph-properties fo:margin-top="0.0799in" fo:margin-bottom="0.0799in"/>
      <style:text-properties style:font-size-asian="10.5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18:41:28.18</meta:creation-date>
    <dc:date>2011-05-25T22:22:18.09</dc:date>
    <meta:editing-duration>PT00H58M12S</meta:editing-duration>
    <meta:editing-cycles>5</meta:editing-cycles>
    <meta:generator>OpenOffice.org/3.2$Win32 OpenOffice.org_project/320m18$Build-9502</meta:generator>
    <meta:document-statistic meta:table-count="0" meta:image-count="0" meta:object-count="0" meta:page-count="3" meta:paragraph-count="7" meta:word-count="2229" meta:character-count="13068"/>
  </office:meta>
</office:document-meta>
</file>